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style:text-underline-style="solid" style:text-underline-width="auto" style:text-underline-color="font-color"/>
    </style:style>
    <style:style style:name="P3" style:family="paragraph" style:parent-style-name="Standard" style:master-page-name="Standard">
      <style:paragraph-properties fo:text-align="center" style:justify-single-word="false" style:page-number="1" fo:padding="0in" fo:border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Contexte</text:span></text:p>
      <text:p text:style-name="P2"/>
      <text:p text:style-name="P1"><text:span text:style-name="T1">Agenda - Application Android pour les visiteurs.</text:span></text:p>
      <text:p text:style-name="P1"/>
      <text:p text:style-name="P1">Le visiteur doit pouvoir, à distance:</text:p>
      <text:p text:style-name="P1">- Consulter son portefeuille de praticiens,</text:p>
      <text:p text:style-name="P1">- Consulter, créer, modifier ou supprimer un rendez-vous de son agenda</text:p>
      <text:p text:style-name="P1">- Trouver l’adresse du praticien grâce à une map pointant sur son cabinet</text:p>
      <text:p text:style-name="P1">- Envoyer à ses supérieurs une demande d’échantillons </text:p>
      <text:p text:style-name="P1"/>
      <text:p text:style-name="P1">Architecture: </text:p>
      <text:p text:style-name="P1">-un serveur de bdd distant (echantillons, rendez vous selon le visiteur et le praticien…)</text:p>
      <text:p text:style-name="P1">-une appli android avec necessité de connexion</text:p>
      <text:p text:style-name="P1"/>
      <text:p text:style-name="P1">A faire: </text:p>
      <text:p text:style-name="P1">-Ameliorer la bdd </text:p>
      <text:p text:style-name="P1">-Installer les scripts sur serveur</text:p>
      <text:p text:style-name="P1">-Les tester</text:p>
      <text:p text:style-name="P1">-Installer les script sur l’appli android</text:p>
      <text:p text:style-name="P1">-Les tester</text:p>
      <text:p text:style-name="P1"/>
      <text:p text:style-name="P1">Outils de développement:</text:p>
      <text:p text:style-name="P1">QT, android SDK, Sublime Text 2, mysql</text:p>
      <text:p text:style-name="P1"/>
      <text:p text:style-name="P1">Environnement:</text:p>
      <text:p text:style-name="P1"><text:soft-page-break/>Android, Apache 2. </text:p>
      <text:p text:style-name="P1"/>
      <text:p text:style-name="P1">Langages : </text:p>
      <text:p text:style-name="P1">Php, SQL, C++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2" meta:word-count="113" meta:character-count="725" meta:non-whitespace-character-count="628"/>
    <meta:generator>LibreOfficeDev/6.0.5.2$Linux_X86_64 LibreOffice_project/</meta:generator>
  </office:meta>
</office:document-meta>
</file>